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0f5467" officeooo:paragraph-rsid="000e3ff1" style:font-size-asian="8pt" style:font-size-complex="8pt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paragraph-rsid="00238a56"/>
    </style:style>
    <style:style style:name="P4" style:family="paragraph" style:parent-style-name="Text_20_body">
      <style:text-properties officeooo:paragraph-rsid="0025e57a"/>
    </style:style>
    <style:style style:name="P5" style:family="paragraph" style:parent-style-name="Text_20_body">
      <style:text-properties officeooo:rsid="0025e57a" officeooo:paragraph-rsid="0025e57a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Heading_20_2">
      <style:paragraph-properties fo:break-before="page"/>
      <style:text-properties officeooo:paragraph-rsid="002267f2"/>
    </style:style>
    <style:style style:name="P8" style:family="paragraph" style:parent-style-name="Heading_20_2">
      <style:paragraph-properties fo:break-before="page"/>
      <style:text-properties officeooo:rsid="00238a56" officeooo:paragraph-rsid="00238a56"/>
    </style:style>
    <style:style style:name="P9" style:family="paragraph" style:parent-style-name="Heading_20_3">
      <style:text-properties officeooo:rsid="00238a56" officeooo:paragraph-rsid="00238a56"/>
    </style:style>
    <style:style style:name="P10" style:family="paragraph" style:parent-style-name="Heading_20_3">
      <style:text-properties officeooo:paragraph-rsid="00238a56"/>
    </style:style>
    <style:style style:name="P11" style:family="paragraph" style:parent-style-name="Heading_20_3">
      <style:text-properties officeooo:rsid="00242e60" officeooo:paragraph-rsid="00242e60"/>
    </style:style>
    <style:style style:name="P12" style:family="paragraph" style:parent-style-name="Heading_20_3">
      <style:text-properties officeooo:paragraph-rsid="0025e57a"/>
    </style:style>
    <style:style style:name="P13" style:family="paragraph" style:parent-style-name="Heading_20_3">
      <style:text-properties officeooo:rsid="0025e57a" officeooo:paragraph-rsid="0025e57a"/>
    </style:style>
    <style:style style:name="P14" style:family="paragraph" style:parent-style-name="Heading_20_3">
      <style:text-properties officeooo:paragraph-rsid="0027f555"/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  <style:text-properties officeooo:paragraph-rsid="00271dc8"/>
    </style:style>
    <style:style style:name="P1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1dc8" style:font-weight-asian="bold" style:font-weight-complex="bold"/>
    </style:style>
    <style:style style:name="T3" style:family="text">
      <style:text-properties officeooo:rsid="002267f2"/>
    </style:style>
    <style:style style:name="T4" style:family="text">
      <style:text-properties officeooo:rsid="00238a56"/>
    </style:style>
    <style:style style:name="T5" style:family="text">
      <style:text-properties officeooo:rsid="0025e57a"/>
    </style:style>
    <style:style style:name="T6" style:family="text">
      <style:text-properties officeooo:rsid="00271dc8"/>
    </style:style>
    <style:style style:name="T7" style:family="text">
      <style:text-properties officeooo:rsid="0027f555"/>
    </style:style>
    <style:style style:name="T8" style:family="text">
      <style:text-properties officeooo:rsid="00287af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arden Fresh Box Website – The Beta Test</text:p>
      <text:p text:style-name="P5">By: Max Gardiner</text:p>
      <text:p text:style-name="P5">July 2015</text:p>
      <text:p text:style-name="P5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117_768346293" text:style-name="Index_20_Link" text:visited-style-name="Index_20_Link"><text:span text:style-name="T1">Regular User </text:span></text:a><text:a xlink:type="simple" xlink:href="#__RefHeading__117_768346293" text:style-name="Index_20_Link" text:visited-style-name="Index_20_Link"><text:span text:style-name="T2">Actions </text:span></text:a><text:a xlink:type="simple" xlink:href="#__RefHeading__117_768346293" text:style-name="Index_20_Link" text:visited-style-name="Index_20_Link"><text:span text:style-name="T1">(Anyone who purchases a box)<text:tab/>2</text:span></text:a></text:p>
          <text:p text:style-name="P17"><text:a xlink:type="simple" xlink:href="#__RefHeading__119_768346293" text:style-name="Index_20_Link" text:visited-style-name="Index_20_Link">1 Sign Up<text:tab/>2</text:a></text:p>
          <text:p text:style-name="P17"><text:a xlink:type="simple" xlink:href="#__RefHeading__121_768346293" text:style-name="Index_20_Link" text:visited-style-name="Index_20_Link">2 Login<text:tab/>2</text:a></text:p>
          <text:p text:style-name="P17"><text:a xlink:type="simple" xlink:href="#__RefHeading__123_768346293" text:style-name="Index_20_Link" text:visited-style-name="Index_20_Link">3 Buy a box<text:tab/>2</text:a></text:p>
          <text:p text:style-name="P17"><text:a xlink:type="simple" xlink:href="#__RefHeading__125_768346293" text:style-name="Index_20_Link" text:visited-style-name="Index_20_Link">4 Make a donation<text:tab/>2</text:a></text:p>
          <text:p text:style-name="P17"><text:a xlink:type="simple" xlink:href="#__RefHeading__127_768346293" text:style-name="Index_20_Link" text:visited-style-name="Index_20_Link">5 View your current orders<text:tab/>2</text:a></text:p>
          <text:p text:style-name="P17"><text:a xlink:type="simple" xlink:href="#__RefHeading__129_768346293" text:style-name="Index_20_Link" text:visited-style-name="Index_20_Link">6 View your past donations<text:tab/>2</text:a></text:p>
          <text:p text:style-name="P17"><text:a xlink:type="simple" xlink:href="#__RefHeading__131_768346293" text:style-name="Index_20_Link" text:visited-style-name="Index_20_Link">7 Change your password<text:tab/>2</text:a></text:p>
          <text:p text:style-name="P17"><text:a xlink:type="simple" xlink:href="#__RefHeading__133_768346293" text:style-name="Index_20_Link" text:visited-style-name="Index_20_Link">8 Edit your name<text:tab/>2</text:a></text:p>
          <text:p text:style-name="P17"><text:a xlink:type="simple" xlink:href="#__RefHeading__135_768346293" text:style-name="Index_20_Link" text:visited-style-name="Index_20_Link">9 Log out<text:tab/>2</text:a></text:p>
          <text:p text:style-name="P16"><text:a xlink:type="simple" xlink:href="#__RefHeading__137_768346293" text:style-name="Index_20_Link" text:visited-style-name="Index_20_Link"><text:span text:style-name="T1">Host Site Coordinator </text:span></text:a><text:a xlink:type="simple" xlink:href="#__RefHeading__117_768346293" text:style-name="Index_20_Link" text:visited-style-name="Index_20_Link"><text:span text:style-name="T2">Actions</text:span></text:a><text:a xlink:type="simple" xlink:href="#__RefHeading__137_768346293" text:style-name="Index_20_Link" text:visited-style-name="Index_20_Link"><text:span text:style-name="T1"> (Administrators at host site)<text:tab/>3</text:span></text:a></text:p>
          <text:p text:style-name="P17"><text:a xlink:type="simple" xlink:href="#__RefHeading__139_768346293" text:style-name="Index_20_Link" text:visited-style-name="Index_20_Link">10 Change host site contact info<text:tab/>3</text:a></text:p>
          <text:p text:style-name="P17"><text:a xlink:type="simple" xlink:href="#__RefHeading__141_768346293" text:style-name="Index_20_Link" text:visited-style-name="Index_20_Link">11 Edit host site business hours<text:tab/>3</text:a></text:p>
          <text:p text:style-name="P17"><text:a xlink:type="simple" xlink:href="#__RefHeading__143_768346293" text:style-name="Index_20_Link" text:visited-style-name="Index_20_Link">12 View orders for a specific date<text:tab/>3</text:a></text:p>
          <text:p text:style-name="P17"><text:a xlink:type="simple" xlink:href="#__RefHeading__145_768346293" text:style-name="Index_20_Link" text:visited-style-name="Index_20_Link">13 Mark an unpaid order as paid<text:tab/>3</text:a></text:p>
          <text:p text:style-name="P17"><text:a xlink:type="simple" xlink:href="#__RefHeading__147_768346293" text:style-name="Index_20_Link" text:visited-style-name="Index_20_Link">14 Edit a specific order<text:tab/>3</text:a></text:p>
          <text:p text:style-name="P16"><text:a xlink:type="simple" xlink:href="#__RefHeading__149_768346293" text:style-name="Index_20_Link" text:visited-style-name="Index_20_Link"><text:span text:style-name="T1">GCHC Administrator </text:span></text:a><text:a xlink:type="simple" xlink:href="#__RefHeading__117_768346293" text:style-name="Index_20_Link" text:visited-style-name="Index_20_Link"><text:span text:style-name="T2">Actions</text:span></text:a><text:a xlink:type="simple" xlink:href="#__RefHeading__149_768346293" text:style-name="Index_20_Link" text:visited-style-name="Index_20_Link"><text:span text:style-name="T1"><text:tab/>4</text:span></text:a></text:p>
          <text:p text:style-name="P17"><text:a xlink:type="simple" xlink:href="#__RefHeading__151_768346293" text:style-name="Index_20_Link" text:visited-style-name="Index_20_Link">15 Edit an order for any host site<text:tab/>4</text:a></text:p>
          <text:p text:style-name="P17"><text:a xlink:type="simple" xlink:href="#__RefHeading__153_768346293" text:style-name="Index_20_Link" text:visited-style-name="Index_20_Link">16 Edit the details of any host site<text:tab/>4</text:a></text:p>
          <text:p text:style-name="P17"><text:a xlink:type="simple" xlink:href="#__RefHeading__155_768346293" text:style-name="Index_20_Link" text:visited-style-name="Index_20_Link">17 Remove a host site<text:tab/>4</text:a></text:p>
          <text:p text:style-name="P17"><text:a xlink:type="simple" xlink:href="#__RefHeading__157_768346293" text:style-name="Index_20_Link" text:visited-style-name="Index_20_Link">18 Add a host site<text:tab/>4</text:a></text:p>
          <text:p text:style-name="P17"><text:a xlink:type="simple" xlink:href="#__RefHeading__159_768346293" text:style-name="Index_20_Link" text:visited-style-name="Index_20_Link">19 Create a new user account<text:tab/>4</text:a></text:p>
          <text:p text:style-name="P17"><text:a xlink:type="simple" xlink:href="#__RefHeading__161_768346293" text:style-name="Index_20_Link" text:visited-style-name="Index_20_Link">20 Delete an account<text:tab/>4</text:a></text:p>
          <text:p text:style-name="P17"><text:a xlink:type="simple" xlink:href="#__RefHeading__163_768346293" text:style-name="Index_20_Link" text:visited-style-name="Index_20_Link">21 Edit an existing user account details<text:tab/>4</text:a></text:p>
          <text:p text:style-name="P17"><text:a xlink:type="simple" xlink:href="#__RefHeading__165_768346293" text:style-name="Index_20_Link" text:visited-style-name="Index_20_Link">22 View a list of all orders from all host sites at once<text:tab/>4</text:a></text:p>
          <text:p text:style-name="P17"><text:a xlink:type="simple" xlink:href="#__RefHeading__167_768346293" text:style-name="Index_20_Link" text:visited-style-name="Index_20_Link">23 View a list of all donations from all users and non-users at once<text:tab/>4</text:a></text:p>
          <text:p text:style-name="P17"><text:a xlink:type="simple" xlink:href="#__RefHeading__169_768346293" text:style-name="Index_20_Link" text:visited-style-name="Index_20_Link">24 View and edit orders by customer<text:tab/>4</text:a></text:p>
          <text:p text:style-name="P17"><text:a xlink:type="simple" xlink:href="#__RefHeading__171_768346293" text:style-name="Index_20_Link" text:visited-style-name="Index_20_Link">25 Assign “host site coordinator” or “GCHC administrator” privilege to an existing user account<text:tab/>4</text:a></text:p>
          <text:p text:style-name="P17"><text:a xlink:type="simple" xlink:href="#__RefHeading__277_768346293" text:style-name="Index_20_Link" text:visited-style-name="Index_20_Link">26 Edit the dates that box pickup will be available at the host sites<text:tab/>4</text:a></text:p>
          <text:p text:style-name="P17"><text:a xlink:type="simple" xlink:href="#__RefHeading__175_768346293" text:style-name="Index_20_Link" text:visited-style-name="Index_20_Link">27 Edit the list of sample fruits/vegetables that appear in the information page<text:tab/>4</text:a></text:p>
        </text:index-body>
      </text:table-of-content>
      <text:p text:style-name="P5"/>
      <text:p text:style-name="P6">*This beta test assumes the user is using the desktop version of the site (mobile is not much different)</text:p>
      <text:h text:style-name="Heading_20_2" text:outline-level="2"><text:bookmark-start text:name="__RefHeading__117_768346293"/><text:span text:style-name="Emphasis">Regular User </text:span><text:span text:style-name="Emphasis"><text:span text:style-name="T5">Actions </text:span></text:span><text:span text:style-name="Emphasis">(Anyone who purchases a box)</text:span><text:bookmark-end text:name="__RefHeading__117_768346293"/></text:h>
      <text:h text:style-name="Heading_20_3" text:outline-level="3"><text:bookmark-start text:name="__RefHeading__119_768346293"/><text:span text:style-name="Emphasis">Sign Up</text:span><text:bookmark-end text:name="__RefHeading__119_768346293"/></text:h>
      <text:list xml:id="list5004249228182464380" text:style-name="L1">
        <text:list-item>
          <text:list>
            <text:list-item>
              <text:p text:style-name="P2"><text:span text:style-name="Emphasis">Press the “Sign up” button located in the bottom left hand corner of the page.</text:span></text:p>
            </text:list-item>
            <text:list-item>
              <text:p text:style-name="P2"><text:span text:style-name="Emphasis">Fill in the necessary fields to create a regular user account (you will be logged in automatically after creation)</text:span></text:p>
            </text:list-item>
          </text:list>
        </text:list-item>
      </text:list>
      <text:h text:style-name="Heading_20_3" text:outline-level="3"><text:bookmark-start text:name="__RefHeading__121_768346293"/>Login<text:bookmark-end text:name="__RefHeading__121_768346293"/></text:h>
      <text:list xml:id="list203912285487512" text:continue-list="list5004249228182464380" text:style-name="L1">
        <text:list-item>
          <text:list>
            <text:list-item text:start-value="1">
              <text:p text:style-name="P2">If you are logged in, then sign out by pressing the “Sign out” button in the lower left-hand corner.</text:p>
            </text:list-item>
            <text:list-item>
              <text:p text:style-name="P2">Press the “Login” button in the lower left-hand corner</text:p>
            </text:list-item>
            <text:list-item>
              <text:p text:style-name="P2">Enter in your credentials and press “Submit”, you will be transferred to the home page upon login.</text:p>
            </text:list-item>
          </text:list>
        </text:list-item>
      </text:list>
      <text:h text:style-name="Heading_20_3" text:outline-level="3"><text:bookmark-start text:name="__RefHeading__123_768346293"/><text:span text:style-name="Emphasis">Buy a box</text:span><text:bookmark-end text:name="__RefHeading__123_768346293"/></text:h>
      <text:list xml:id="list203911434241351" text:continue-list="list203912285487512" text:style-name="L1">
        <text:list-item>
          <text:list>
            <text:list-item text:start-value="1">
              <text:p text:style-name="P2"><text:span text:style-name="Emphasis"/></text:p>
            </text:list-item>
          </text:list>
        </text:list-item>
      </text:list>
      <text:h text:style-name="Heading_20_3" text:outline-level="3"><text:bookmark-start text:name="__RefHeading__125_768346293"/><text:span text:style-name="Emphasis">Make a donation</text:span><text:bookmark-end text:name="__RefHeading__125_768346293"/></text:h>
      <text:h text:style-name="Heading_20_3" text:outline-level="3"><text:bookmark-start text:name="__RefHeading__127_768346293"/><text:span text:style-name="Emphasis">View your current orders</text:span><text:bookmark-end text:name="__RefHeading__127_768346293"/></text:h>
      <text:h text:style-name="Heading_20_3" text:outline-level="3"><text:bookmark-start text:name="__RefHeading__129_768346293"/><text:span text:style-name="Emphasis">View your past donations</text:span><text:bookmark-end text:name="__RefHeading__129_768346293"/></text:h>
      <text:h text:style-name="Heading_20_3" text:outline-level="3"><text:bookmark-start text:name="__RefHeading__131_768346293"/><text:span text:style-name="Emphasis">Change your password</text:span><text:bookmark-end text:name="__RefHeading__131_768346293"/></text:h>
      <text:h text:style-name="P10" text:outline-level="3"><text:bookmark-start text:name="__RefHeading__133_768346293"/><text:span text:style-name="Emphasis">Edit your nam</text:span><text:span text:style-name="Emphasis"><text:span text:style-name="T4">e</text:span></text:span><text:bookmark-end text:name="__RefHeading__133_768346293"/></text:h>
      <text:h text:style-name="P10" text:outline-level="3"><text:bookmark-start text:name="__RefHeading__135_768346293"/><text:span text:style-name="Emphasis"><text:span text:style-name="T4">Log out</text:span></text:span><text:bookmark-end text:name="__RefHeading__135_768346293"/></text:h>
      <text:p text:style-name="P3"><text:span text:style-name="Emphasis"/></text:p>
      <text:p text:style-name="Text_20_body"><text:span text:style-name="Emphasis"/></text:p>
      <text:h text:style-name="P7" text:outline-level="2"><text:bookmark-start text:name="__RefHeading__137_768346293"/><text:span text:style-name="Emphasis"><text:span text:style-name="T3">Host Site Coordinator Actions (Administrators at host site)</text:span></text:span><text:bookmark-end text:name="__RefHeading__137_768346293"/></text:h>
      <text:h text:style-name="P9" text:outline-level="3"><text:bookmark-start text:name="__RefHeading__139_768346293"/>Change host site contact info<text:bookmark-end text:name="__RefHeading__139_768346293"/></text:h>
      <text:h text:style-name="P9" text:outline-level="3"><text:bookmark-start text:name="__RefHeading__141_768346293"/>Edit host site business hours<text:bookmark-end text:name="__RefHeading__141_768346293"/></text:h>
      <text:h text:style-name="P9" text:outline-level="3"><text:bookmark-start text:name="__RefHeading__143_768346293"/><text:span text:style-name="T7">Print all</text:span> orders for a specific date<text:bookmark-end text:name="__RefHeading__143_768346293"/></text:h>
      <text:h text:style-name="P9" text:outline-level="3"><text:bookmark-start text:name="__RefHeading__145_768346293"/>Mark an unpaid order as paid<text:bookmark-end text:name="__RefHeading__145_768346293"/></text:h>
      <text:h text:style-name="P14" text:outline-level="3"><text:bookmark-start text:name="__RefHeading__147_768346293"/><text:span text:style-name="T4">Edit a specific order </text:span><text:bookmark-end text:name="__RefHeading__147_768346293"/></text:h>
      <text:h text:style-name="P8" text:outline-level="2"><text:bookmark-start text:name="__RefHeading__149_768346293"/>GCHC Administrator <text:span text:style-name="T5">Actions</text:span><text:bookmark-end text:name="__RefHeading__149_768346293"/></text:h>
      <text:h text:style-name="P10" text:outline-level="3"><text:bookmark-start text:name="__RefHeading__151_768346293"/><text:span text:style-name="T4">Edit an order for any host site</text:span><text:bookmark-end text:name="__RefHeading__151_768346293"/></text:h>
      <text:h text:style-name="P10" text:outline-level="3"><text:bookmark-start text:name="__RefHeading__153_768346293"/><text:span text:style-name="T4">Edit the details of any host site</text:span><text:bookmark-end text:name="__RefHeading__153_768346293"/></text:h>
      <text:h text:style-name="P10" text:outline-level="3"><text:bookmark-start text:name="__RefHeading__155_768346293"/><text:span text:style-name="T4">Remove a host site</text:span><text:bookmark-end text:name="__RefHeading__155_768346293"/></text:h>
      <text:h text:style-name="P10" text:outline-level="3"><text:bookmark-start text:name="__RefHeading__157_768346293"/><text:span text:style-name="T4">Add a host site</text:span><text:bookmark-end text:name="__RefHeading__157_768346293"/></text:h>
      <text:h text:style-name="P10" text:outline-level="3"><text:bookmark-start text:name="__RefHeading__159_768346293"/><text:span text:style-name="T4">Create a new user account </text:span><text:bookmark-end text:name="__RefHeading__159_768346293"/></text:h>
      <text:h text:style-name="P10" text:outline-level="3"><text:bookmark-start text:name="__RefHeading__161_768346293"/><text:span text:style-name="T4">Delete an account</text:span><text:bookmark-end text:name="__RefHeading__161_768346293"/></text:h>
      <text:h text:style-name="P10" text:outline-level="3"><text:bookmark-start text:name="__RefHeading__163_768346293"/><text:span text:style-name="T4">Edit an existing user account details </text:span><text:bookmark-end text:name="__RefHeading__163_768346293"/></text:h>
      <text:h text:style-name="P9" text:outline-level="3"><text:bookmark-start text:name="__RefHeading__165_768346293"/><text:span text:style-name="T8">Print</text:span> a list of all orders from all host sites at once<text:bookmark-end text:name="__RefHeading__165_768346293"/></text:h>
      <text:h text:style-name="P9" text:outline-level="3"><text:bookmark-start text:name="__RefHeading__167_768346293"/><text:span text:style-name="T8">Print</text:span> a list of all donations from all users and non-users at once<text:bookmark-end text:name="__RefHeading__167_768346293"/></text:h>
      <text:h text:style-name="P11" text:outline-level="3"><text:bookmark-start text:name="__RefHeading__169_768346293"/><text:span text:style-name="T7">Edit and print</text:span> orders by customer <text:span text:style-name="T7">association</text:span><text:bookmark-end text:name="__RefHeading__169_768346293"/></text:h>
      <text:h text:style-name="P12" text:outline-level="3"><text:bookmark-start text:name="__RefHeading__171_768346293"/><text:span text:style-name="T4">Assign “host site coordinator” or “GCHC administrator” privilege to an existing user account</text:span><text:bookmark-end text:name="__RefHeading__171_768346293"/></text:h>
      <text:h text:style-name="P13" text:outline-level="3"><text:bookmark-start text:name="__RefHeading__277_768346293"/>Edit the dates that box pickup will be available at the host sites<text:bookmark-end text:name="__RefHeading__277_768346293"/></text:h>
      <text:h text:style-name="P14" text:outline-level="3"><text:bookmark-start text:name="__RefHeading__175_768346293"/><text:span text:style-name="T5">Edit the list of sample fruits/vegetables that appear in the information page</text:span><text:bookmark-end text:name="__RefHeading__175_768346293"/></text:h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0f5467" officeooo:paragraph-rsid="000e3ff1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20:10:04.620973125</meta:creation-date>
    <meta:editing-duration>PT16M18S</meta:editing-duration>
    <meta:editing-cycles>9</meta:editing-cycles>
    <meta:generator>LibreOffice/4.2.7.2$Linux_x86 LibreOffice_project/420m0$Build-2</meta:generator>
    <dc:date>2015-07-24T20:39:10.284547611</dc:date>
    <meta:document-statistic meta:table-count="0" meta:image-count="0" meta:object-count="0" meta:page-count="4" meta:paragraph-count="71" meta:word-count="555" meta:character-count="2758" meta:non-whitespace-character-count="2302"/>
    <meta:template xlink:type="simple" xlink:actuate="onRequest" xlink:title="Blank doc" xlink:href="../../../Documents/Blank%20doc.ott" meta:date="2015-07-24T20:10:03.362579812"/>
  </office:meta>
</office:document-meta>
</file>